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fixe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</table:table>
      <table:table table:name="Suffixe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</table:table>
      <table:table table:name="Symbo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</text:p>
          </table:table-cell>
          <table:table-cell table:style-name="Default" office:value-type="string" calcext:value-type="string">
            <text:p>ipa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00-00-00</text:date>, <text:time style:data-style-name="N2" text:time-value="14:38:39.402833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3-06T14:40:10.914077247</dc:date>
    <meta:editing-duration>PT8H2M26S</meta:editing-duration>
    <meta:editing-cycles>37</meta:editing-cycles>
    <meta:generator>LibreOffice/25.2.3.2$Linux_X86_64 LibreOffice_project/520$Build-2</meta:generator>
    <meta:document-statistic meta:table-count="9" meta:cell-count="50" meta:object-count="0"/>
  </office:meta>
</office:document-meta>
</file>